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27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eb89f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b89f" officeooo:paragraph-rsid="000eb89f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eb89f" officeooo:paragraph-rsid="000eb89f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fac88" officeooo:paragraph-rsid="000fac88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ab63f" officeooo:paragraph-rsid="000ab63f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eb89f" officeooo:paragraph-rsid="000eb89f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fac88" officeooo:paragraph-rsid="000fac88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cce0e" officeooo:paragraph-rsid="000cce0e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eb89f" officeooo:paragraph-rsid="000eb89f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0eb89f" officeooo:paragraph-rsid="000eb89f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b89f" officeooo:paragraph-rsid="000eb89f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b63f" officeooo:paragraph-rsid="000a71f6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0eb89f" officeooo:paragraph-rsid="000eb89f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0a71f6" officeooo:paragraph-rsid="000a71f6" style:font-size-asian="10pt" style:font-style-asian="normal" style:font-name-complex="Arial" style:font-size-complex="10pt" style:font-style-complex="normal"/>
    </style:style>
    <style:style style:name="P28" style:family="paragraph" style:parent-style-name="Heading_20_1">
      <style:text-properties fo:font-size="12pt" style:font-size-asian="12pt"/>
    </style:style>
    <style:style style:name="P29" style:family="paragraph" style:parent-style-name="Heading_20_3">
      <style:text-properties fo:font-style="normal" officeooo:rsid="000eb89f" officeooo:paragraph-rsid="000eb89f" style:font-style-asian="normal" style:font-style-complex="normal"/>
    </style:style>
    <style:style style:name="T1" style:family="text">
      <style:text-properties officeooo:rsid="000ab63f"/>
    </style:style>
    <style:style style:name="T2" style:family="text">
      <style:text-properties officeooo:rsid="000b2cb8"/>
    </style:style>
    <style:style style:name="T3" style:family="text">
      <style:text-properties officeooo:rsid="000eb89f"/>
    </style:style>
    <style:style style:name="T4" style:family="text">
      <style:text-properties officeooo:rsid="000fac88"/>
    </style:style>
    <style:style style:name="T5" style:family="text">
      <style:text-properties officeooo:rsid="00113794"/>
    </style:style>
    <style:style style:name="T6" style:family="text">
      <style:text-properties officeooo:rsid="0012b3eb"/>
    </style:style>
    <style:style style:name="T7" style:family="text">
      <style:text-properties officeooo:rsid="0013b901"/>
    </style:style>
    <style:style style:name="T8" style:family="text">
      <style:text-properties officeooo:rsid="0014f5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8" text:outline-level="1">Caso de Uso</text:h>
          </table:table-cell>
          <table:table-cell table:style-name="Tabla1.B1" table:number-columns-spanned="4" office:value-type="string">
            <text:h text:style-name="P29" text:outline-level="3">Eliminar Consulta Médic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5">1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6" office:value-type="string">
            <text:p text:style-name="P21">Administrativo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6" office:value-type="string">
            <text:p text:style-name="P18"><text:span text:style-name="T7">Prim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6" office:value-type="string">
            <text:p text:style-name="P21">La consulta no tiene citas asociad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8">t</text:span>condición</text:p>
          </table:table-cell>
          <table:table-cell table:style-name="Tabla1.B6" table:number-columns-spanned="6" office:value-type="string">
            <text:p text:style-name="P21">No se podrá volver a asignar ninguna cita a la consul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1">Jorge Sánchez González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0"><text:span text:style-name="T3">16</text:span>-0<text:span text:style-name="T3">4</text:span>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0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2">
          <table:table-cell table:style-name="Tabla2.A2" office:value-type="string">
            <text:p text:style-name="P22">Dar de baja una consulta médica para que no se utilice más <text:span text:style-name="T6">como consulta</text:span>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9">El <text:span text:style-name="T3">administrativo solicita eliminar una consulta existente</text:span>, indica <text:span text:style-name="T3">la consulta de la que se trata</text:span> y el sistema <text:span text:style-name="T1">lleva a cabo la eliminación.</text:span>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2">Administrativo: Indica que quiere dar de baja una consulta médica</text:p>
          </table:table-cell>
          <table:table-cell table:style-name="Tabla4.C2" office:value-type="string">
            <text:p text:style-name="P6">2</text:p>
          </table:table-cell>
          <table:table-cell table:style-name="Tabla4.D2" office:value-type="string">
            <text:p text:style-name="P24">El sistema pide el número de consulta que se desea borrar</text:p>
          </table:table-cell>
        </table:table-row>
        <table:table-row table:style-name="Tabla4.2">
          <table:table-cell table:style-name="Tabla4.A3" office:value-type="string">
            <text:p text:style-name="P7">3</text:p>
          </table:table-cell>
          <table:table-cell table:style-name="Tabla4.B3" office:value-type="string">
            <text:p text:style-name="P12">Administrativo: Introduce el número de consulta a eliminar</text:p>
          </table:table-cell>
          <table:table-cell table:style-name="Tabla4.C3" office:value-type="string">
            <text:p text:style-name="P7">4</text:p>
          </table:table-cell>
          <table:table-cell table:style-name="Tabla4.D3" office:value-type="string">
            <text:p text:style-name="P12">Comprueba que la consulta identificada por el número de consulta dado <text:span text:style-name="T4">existe y </text:span>no tiene ninguna cita asociada.</text:p>
          </table:table-cell>
        </table:table-row>
        <table:table-row table:style-name="Tabla4.2">
          <table:table-cell table:style-name="Tabla4.A4" office:value-type="string">
            <text:p text:style-name="P17"/>
          </table:table-cell>
          <table:table-cell table:style-name="Tabla4.B4" office:value-type="string">
            <text:p text:style-name="P23"/>
          </table:table-cell>
          <table:table-cell table:style-name="Tabla4.C4" office:value-type="string">
            <text:p text:style-name="P6">5</text:p>
          </table:table-cell>
          <table:table-cell table:style-name="Tabla4.D4" office:value-type="string">
            <text:p text:style-name="P24">Se elimina la información asociada a la consulta médica.</text:p>
          </table:table-cell>
        </table:table-row>
        <table:table-row table:style-name="Tabla4.2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4"/>
          </table:table-cell>
          <table:table-cell table:style-name="Tabla4.C5" office:value-type="string">
            <text:p text:style-name="P6">6</text:p>
          </table:table-cell>
          <table:table-cell table:style-name="Tabla4.D5" office:value-type="string">
            <text:p text:style-name="P25">Se informa de que la consulta se ha dado de baja.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">4a</text:p>
          </table:table-cell>
          <table:table-cell table:style-name="Tabla5.B2" table:number-columns-spanned="4" office:value-type="string">
            <text:p text:style-name="P13">Si no existe ninguna consulta con el número de consulta introducido se da un aviso de ell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5">4b</text:p>
          </table:table-cell>
          <table:table-cell table:style-name="Tabla5.B3" table:number-columns-spanned="4" office:value-type="string">
            <text:p text:style-name="P11"><text:span text:style-name="T2">S</text:span>i <text:span text:style-name="T3">existen citas asociadas a la consulta, se informa de que se deben cancelar estas citas antes de poder eliminar la consulta del sistema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6">Varias veces al mes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7">Alt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6">Moderad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6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7">En desarrollo.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7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6:17.685654366</dc:date>
    <meta:print-date>2012-03-13T15:37:00</meta:print-date>
    <meta:editing-cycles>19</meta:editing-cycles>
    <meta:editing-duration>PT1H7M10S</meta:editing-duration>
    <meta:generator>LibreOffice/5.1.6.2$Linux_X86_64 LibreOffice_project/10m0$Build-2</meta:generator>
    <meta:document-statistic meta:table-count="5" meta:image-count="0" meta:object-count="0" meta:page-count="1" meta:paragraph-count="54" meta:word-count="230" meta:character-count="1351" meta:non-whitespace-character-count="1175"/>
  </office:meta>
</office:document-meta>
</file>